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e823c" officeooo:paragraph-rsid="000e823c"/>
    </style:style>
    <style:style style:name="P2" style:family="paragraph" style:parent-style-name="Standard" style:list-style-name="L1">
      <style:text-properties officeooo:rsid="000e823c" officeooo:paragraph-rsid="000e823c"/>
    </style:style>
    <style:style style:name="P3" style:family="paragraph" style:parent-style-name="Standard">
      <style:text-properties officeooo:rsid="000f6265" officeooo:paragraph-rsid="000f6265"/>
    </style:style>
    <style:style style:name="P4" style:family="paragraph" style:parent-style-name="Standard" style:list-style-name="L2">
      <style:text-properties officeooo:rsid="000f6265" officeooo:paragraph-rsid="000f626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sson 11 - Random Testing 1</text:p>
      <text:list xml:id="list2904313797323827848" text:style-name="L1">
        <text:list-item>
          <text:p text:style-name="P2">Building a simple random tester</text:p>
          <text:list>
            <text:list-item>
              <text:p text:style-name="P2">Identifiy the interface to test</text:p>
              <text:list>
                <text:list-item>
                  <text:p text:style-name="P2">File? Network? Function??</text:p>
                </text:list-item>
              </text:list>
            </text:list-item>
            <text:list-item>
              <text:p text:style-name="P2">Write code to generate random inputs</text:p>
              <text:list>
                <text:list-item>
                  <text:p text:style-name="P2">What values is code expected to handle</text:p>
                </text:list-item>
                <text:list-item>
                  <text:p text:style-name="P2">Are all of these values interesting?</text:p>
                </text:list-item>
              </text:list>
            </text:list-item>
            <text:list-item>
              <text:p text:style-name="P2">Write code to check behavior on random inputs</text:p>
              <text:list>
                <text:list-item>
                  <text:p text:style-name="P2">How can you tell if it worked?</text:p>
                </text:list-item>
              </text:list>
            </text:list-item>
          </text:list>
        </text:list-item>
        <text:list-item>
          <text:p text:style-name="P2">Recipe for refining a random tester</text:p>
          <text:list>
            <text:list-item>
              <text:p text:style-name="P2">Iterative process</text:p>
            </text:list-item>
            <text:list-item>
              <text:p text:style-name="P2">Gather code coverage</text:p>
              <text:list>
                <text:list-item>
                  <text:p text:style-name="P2">Is everything interesting being covered</text:p>
                </text:list-item>
                <text:list-item>
                  <text:p text:style-name="P2">Is important code not covered</text:p>
                </text:list-item>
              </text:list>
            </text:list-item>
            <text:list-item>
              <text:p text:style-name="P2">Adjust code to generate inputs</text:p>
              <text:list>
                <text:list-item>
                  <text:p text:style-name="P2">Stay random, but shift probability</text:p>
                </text:list-item>
                <text:list-item>
                  <text:p text:style-name="P2">Augment random with fixed inputs of interesting</text:p>
                </text:list-item>
              </text:list>
            </text:list-item>
            <text:list-item>
              <text:p text:style-name="P2">Break the code and see if your tests detect the problem</text:p>
              <text:list>
                <text:list-item>
                  <text:p text:style-name="P2">If not, why not?</text:p>
                </text:list-item>
              </text:list>
            </text:list-item>
            <text:list-item>
              <text:p text:style-name="P2">Improve your oracle code until all problems that should be caught are caught</text:p>
            </text:list-item>
          </text:list>
        </text:list-item>
      </text:list>
      <text:p text:style-name="P1"/>
      <text:p text:style-name="P1">Random testing for dominion</text:p>
      <text:list xml:id="list173641897163727" text:continue-numbering="true" text:style-name="L1">
        <text:list-item>
          <text:p text:style-name="P2">What inputs do we take?</text:p>
        </text:list-item>
        <text:list-item>
          <text:p text:style-name="P2">Can we randomly generate inputs?</text:p>
        </text:list-item>
        <text:list-item>
          <text:p text:style-name="P2">Need to think about preconditions</text:p>
          <text:list>
            <text:list-item>
              <text:p text:style-name="P2">DrawCard expects:</text:p>
              <text:list>
                <text:list-item>
                  <text:p text:style-name="P2">A valid number of players</text:p>
                </text:list-item>
                <text:list-item>
                  <text:p text:style-name="P2">A somewhat sane gameState</text:p>
                </text:list-item>
              </text:list>
            </text:list-item>
          </text:list>
        </text:list-item>
      </text:list>
      <text:p text:style-name="P1"/>
      <text:p text:style-name="P3">Lesson 12 – Random Testing 2</text:p>
      <text:list xml:id="list1489514773952774215" text:style-name="L2">
        <text:list-item>
          <text:p text:style-name="P4">Random testing is clearly sometimes both easy and effective</text:p>
        </text:list-item>
        <text:list-item>
          <text:p text:style-name="P4">Random testing is called fuzzing highly effective</text:p>
        </text:list-item>
        <text:list-item>
          <text:p text:style-name="P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2T16:01:40.957000000</meta:creation-date>
    <dc:date>2014-04-12T17:36:41.865000000</dc:date>
    <meta:editing-duration>PT1H4M40S</meta:editing-duration>
    <meta:editing-cycles>1</meta:editing-cycles>
    <meta:document-statistic meta:table-count="0" meta:image-count="0" meta:object-count="0" meta:page-count="1" meta:paragraph-count="31" meta:word-count="198" meta:character-count="1044" meta:non-whitespace-character-count="903"/>
    <meta:generator>LibreOffice/4.2.0.4$Windows_x86 LibreOffice_project/05dceb5d363845f2cf968344d7adab8dcfb2ba71</meta:generator>
  </office:meta>
</office:document-meta>
</file>